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2_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9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Front Cover]</text:p>
      <text:p text:style-name="P3">Against the idea held forth/</text:p>
      <text:p text:style-name="P3">that Moses copied from Egypt./</text:p>
      <text:p text:style-name="P3">[Hebrew]/</text:p>
      <text:p text:style-name="P3"/>
      <text:p text:style-name="P2">[Page 1]</text:p>
      <text:p text:style-name="P2">A commentator, whose sentiments I lately read in a/ legendary book, compiled more than eight-hundred/ years ago, must have lived among skeptics, or must/ have foreseen the cavillers abounding in modern times./ <text:s/>Referring to the three initial words of the Decalogue,/ he reasoned thus: to harbor the idea that any inter-/-mediate being from earth or from heaven was the a-/-gency, through which "Anochi Adonai Elohecha",/ resounded at Sinai, is to hold destructive errors./ <text:s/>It is the height of arrogance in puny mortals to/ argue that "I am" implies per force a bodily exist-/-ence, and its utterance demands the organs of/ speech. <text:s/>For if we reflect that the limited ex-/-tent of human knowledge is not the criterion to/ Judge of God's illimitable wisdom, nor is God's/ potency to be gauged by human powers, we/ will not refuse to admit what seems irrencon-/-cilable with our finite understanding, since that/ which we cannot grasp, is absolutely within/ the range of possibilities respecting the Almighty./ <text:s/>Then, the writer, after having reminded his readers/</text:p>
      <text:p text:style-name="P2"/>
      <text:p text:style-name="P2">[Page 2]</text:p>
      <text:p text:style-name="P2">of the incorporality of God, as taught/ in Deuteronomy in connection with the delivery of/ the ten commandments, gives us the wholesome/ advice, that we love the God of Sinai in simplicity/ of heart, <text:soft-page-break/>banishing form our minds whatever is/ derogatory to His glory, never venturing to lower/ it, by applying to the Spirit of the Universe/ corporeal senses, but to remember that the world-/humanising revelation in its outward enunciation,/ is not the only thing beyond our comprehension,/ that we neither can understand a vast deal of/ /what passes under our immediate vision, so that,/ like in the days of Job who exclaimed [Hebrew]/ [Hebrew], the phenomenon of the far reverberating/ thunder clap, so often heard, remains still un-/-explained. <text:s/>But that ancient com-/-mentator might have doubled his own sight, had/ he beheld what is set to view in our days. <text:s/>The/ heirs of the covenant at Horeb, nay the teachers/ of the Law, they who sit in the place of Moses,/ standing forth boldly to make an open denial/ of that revelation, not so much because it is/</text:p>
      <text:p text:style-name="P2"/>
      <text:p text:style-name="P2">[Page 3]</text:p>
      <text:p text:style-name="P2">above their reach and ken, but because their pre-/-tentious sagacity has detected therein plagiarism,/ and they will impartially give every one his due;/ they wish "to mete out justice unto Egypt."/ <text:s/>Civilization summarized in the Decalogue, is an Egy-/-ptian outgrowth. <text:s/>The man who had been cradled/ in an Egyptian court, studied, pondered and by/ a marvellous[sic!] power of combination, succeeded in for-/-mulating a code which comprises the excellencies/ of all past experiences. <text:s/>The land of the/ Pharaohs was exceptionally great. <text:s/>It had ga-/-thered in those experiences, but, unaccountably, it/ did not make a practical use of them. <text:s/>The/ genius of Moses breathed them into actuality, and/ in that masterly ability of the son of Amram/ lies his inspiration. <text:s/>Such is the theory/ by which the rising generation are to be kept/ loyal to the Torah--to hearken and obey. <text:s/>Egypt/ is the mould in which our religion was worked/ into shape. <text:s/>But that theory, which has not/ the merit of originality, is as groundless as it is unjewish./</text:p>
      <text:p text:style-name="P2"/>
      <text:p text:style-name="P2">[Page 4]</text:p>
      <text:p text:style-name="P2">I will not prove my assertion by the Bible/ and Talmud, nor by Herodotus or Josephus. <text:s/>They/ do assure us in one accord of sentiments, that Egypt/ was brutally heathenish, degraded in morals, body/ and mind enslaving. <text:s/>He who of all men knew/ that fact best, felt that the God who hates immora-/-lity and falsehood, bid him warn Israel against/ the detestable deeds of the country that boasted of its/ learning [Hebrew] "After the doings/ of the land of Mizraim wherein ye dwelt, do ye not." <text:s/>And/ again before the immortal leader departed from earth,/ he so addressed his people [Hebrew]/ "Ye know how we dwelt in the land of Egypt."/ <text:s/>[Hebrew]/ "Ye have seen their abominations and their revolting/ idols of wood and stone, of silver and gold that were/ with them." <text:s/>But say: what else have Egypt-/-ologists discovered by their indefatigable researches?/ <text:s/>They put their skill to the severest test. <text:s/>Scientific/ appliances by which the Age we live in has deser-/-vedly attained the pinnacle of fame, have been resorted/ to in order to make the pyramids disclose the past;/</text:p>
      <text:p text:style-name="P2"/>
      <text:p text:style-name="P2">[Page 5]</text:p>
      <text:p text:style-name="P2">but nothing have the hieroglyphics told, which belies/ the declaration of God's faithful messenger. <text:s/>No/ great nation of antiquity had statutes and ordinances/ so righteous as our Torah [Hebrew]/ [Hebrew] <text:s/>Even to this day the country from/ which presumption assumes that those statutes and/ ordinances were copied or modified, or improved upon,/ has not unfolded a single document disproving/ what the Hebrew archprophet asserted./</text:p>
      <text:p text:style-name="P2">It would be, of course, unreasonable and against all/ historical analogy to suppose that along stay/ of our ancestors in a foreign land, had left no im-/-pression whatever upon their minds. <text:s/>Persons/ who read thoughtfully, will not gainsay that/ arts in their various branches were learnt in/ Egypt by the posterity of the seventy persons who/ went there with Jacob; that in some instances/ the domestic habits of our forefathers bore a likeness/ to those of their former masters, that even in the/ priestly apparel of spotless white linen, and in laws/ recommending cleanliness and frequent ablations, a strong/</text:p>
      <text:p text:style-name="P2"/>
      <text:p text:style-name="P2"><text:soft-page-break/>[Page 6]</text:p>
      <text:p text:style-name="P2">resemblance may be traced. <text:s/>But in theo-/-logical truths, in ethical truths, in the rules that/ guide society aright, that protect the stranger, di-/-gnify the citizen, in those principles which mark/ out a real state of civilization, the sharpest line/ of demarcation should be drawn [Hebrew] "what/ is chaff to choice wheat"? <text:s/>I exclaim in the language/ of Jeremiah. <text:s/>Monuments crowded with the/ deification of the dead and of the living, of fulsome/ animals, and loathsome reptiles, monuments veri-/-fying the saying of the Talmudists that Egypt was/ the widest entrance into the temple of impunity/ [Hebrew] were levelled[sic!] against by a Divine/ arrow, when the voice thundered forth the Decalogue./ <text:s/>Idolatry and slavery, vice and crime received the/ execration of heaven by the ten words, which made/ religion and morality for ever one and an indivi-/-sible Unity. <text:s/>I am not ignorant of the/ fact that in some schools of the Greeks, it was/ taught that under the guise of idols, hidden/ verities were contained, but neither the pyramids/ nor the carefully preserved mummies, have revealed/</text:p>
      <text:p text:style-name="P2"/>
      <text:p text:style-name="P2">[Page 7]</text:p>
      <text:p text:style-name="P2">those verities. <text:s/>To me the attempt of/ a Jewish preacher to take a Diogenes' lantern/ and cast about looking for some remains of/ what was theologically and morally great in/ ancient Egypt, so as to disprove the originality/ of the Mosaic code, is impious; it justly condemns/ the perpetrator to forfeit the name of "Rabbi."/ <text:s/>But such has been for the last decade the precept/ and example of the only Hebrew college in America, that/ its graduates have issued forth full fledged skeptics./ <text:s/>And now one who was considered the least affected/ by an unwholesome Western atmosphere, has men-/-tally turned Eastward, to rummage among the/ relics of antiquity; perhaps he will be able/ yet "to mete out justice unto Egypt." <text:s/>No/ matter, if he does Israel's religion great injustice,/ and still continues to be its preacher. <text:s/>The people/ like it. <text:s/>A liberal Rabbi, who casts off notions/ to which his fathers held, and refuses to subscribe/ to the doctrine of inspiration, ought to gain the/ plaudits of his congregation. <text:s/>Did I agree to that,/ I would not have dared to read the Decalogue on/</text:p>
      <text:p text:style-name="P2"/>
      <text:p text:style-name="P2">[Page 8]</text:p>
      <text:p text:style-name="P2">the anniversary of its glorious birth-day./ <text:s/></text:p>
      <text:p text:style-name="P2">Each letter would have seemed to me a fiery tongue,/ branding my soul as false. <text:s/>It is because I/ long to deliver Judaism from lying interpreters,/ that I have set my heart upon a holy under-/-taking. <text:s/>The institution that costs me an-/-xious thoughts and ardent prayers will, by the help/ of God, fight back successfully the disciples of/ a school that tear the Torah into shreds, and/ then laying it together piecemeal, present it in/ the shape of a coat of many colours beyond/ recognition. <text:s/>The "Jewish Theological Seminary,"/ which I trust will soon rise in New York, will/ preserve intact what our ancestors deemed too sacred/ to be tampered with. <text:s/>The fealty of its students/ will keep pace with their learning. <text:s/>They will/ not mentally travel to Egypt or to India, search/ into the ruins of Nineveh and Persepolis, to finally/ exclaim: "Eureka, we have detected adulteration in the crown/ of the Law [Hebrew]; <text:span text:style-name="T2">precious</text:span><text:span text:style-name="T3"> stones that Moses stole/ from countries lying on the Nile or the Niger, the/</text:span></text:p>
      <text:p text:style-name="P2"><text:span text:style-name="T3"/></text:p>
      <text:p text:style-name="P2"><text:span text:style-name="T3">[Page 9]</text:span></text:p>
      <text:p text:style-name="P2"><text:span text:style-name="T3">Tigris or the Ganges and passed them off as </text:span><text:span text:style-name="T2">the Lord's</text:span><text:span text:style-name="T3"> heavenly. <text:s/>No: the scholars/ will look for support to that code upon which/ human civilization rests, in internal evidences, in the/ teachings of the Sages, in the consent of mankind,/ in the marvellous[sic!] existence of the people commis-/-sioned from on high to spread and treasure it./ <text:s/>I had fondly anticipated a general appreciation/ of a project to which I gave the initiative./ <text:s/>Notably I desired encouragement from my Phila-/-delphia coreligionists, and those to whom I minister./ <text:s/>The lack of interest by the vast majority reflects/ on my inability to arouse enthusiasm. <text:s/>Yet, I/ refer again this Sabbath to the scheme on the success/ of which conservative Judaism hinges, before personal/ appeals be made in its behalf. <text:s/>I may cease/ for a while to speak on this pulpit, unless other-/-wise prompted by special occasions. <text:s/>Hence/ I beg once more of my brothers </text:span><text:soft-page-break/><text:span text:style-name="T3">and sisters in/ faith to give the subject the deep consideration/ it merits, to evince religions sympathy there-/with, and fraternal willingness to forward its/ interest with unstinted liberality./</text:span></text:p>
      <text:p text:style-name="P2"><text:span text:style-name="T3"/></text:p>
      <text:p text:style-name="P2"><text:span text:style-name="T3"/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0T14:28:13.63</meta:creation-date>
    <meta:document-statistic meta:table-count="0" meta:image-count="0" meta:object-count="0" meta:page-count="5" meta:paragraph-count="84" meta:word-count="1761" meta:character-count="11026"/>
    <dc:date>2012-11-20T15:14:15.37</dc:date>
    <meta:editing-duration>PT15M21S</meta:editing-duration>
    <meta:editing-cycles>1</meta:editing-cycles>
    <meta:generator>OpenOffice.org/3.4.1$Win32 OpenOffice.org_project/341m1$Build-9593</meta:generator>
  </office:meta>
</office:document-meta>
</file>